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9</text:p>
          </draw:text-box>
        </draw:frame>
        <draw:frame presentation:style-name="pr2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ython Package Management: pip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Install pip: sudo apt install python-pip</text:p>
              </text:list-item>
              <text:list-item>
                <text:p>Install package: pip install package_nam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“Python Package Index”</text:p>
              </text:list-item>
              <text:list-item>
                <text:p>“Python Package Installer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Install pip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s text:c="4"/># 1. 更新系统包</text:p>
              </text:list-item>
              <text:list-item>
                <text:p><text:s text:c="4"/>sudo apt-get update</text:p>
              </text:list-item>
              <text:list-item>
                <text:p><text:s text:c="4"/>sudo apt-get upgrade</text:p>
              </text:list-item>
              <text:list-item>
                <text:p><text:s text:c="5"/></text:p>
              </text:list-item>
              <text:list-item>
                <text:p><text:s text:c="4"/># 2. 安装Pip</text:p>
              </text:list-item>
              <text:list-item>
                <text:p><text:s text:c="4"/>sudo apt-get install python-pip</text:p>
              </text:list-item>
              <text:list-item>
                <text:p><text:s text:c="5"/></text:p>
              </text:list-item>
              <text:list-item>
                <text:p><text:s text:c="4"/># 3. 检查 pip 是否安装成功</text:p>
              </text:list-item>
              <text:list-item>
                <text:p><text:s text:c="4"/>pip -V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Some Practical Usage of Python: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a xlink:href="https://blog.csdn.net/weixin_44936889/article/details/103631855" xlink:type="simple">https://blog.csdn.net/weixin_44936889/article/details/103631855</text:a></text:p>
              </text:list-item>
              <text:list-item>
                <text:p>【爬虫入门】批量爬取百度图片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ackage demo: wordcloud</text:p>
          </draw:text-box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ackage os</text:p>
          </draw:text-box>
        </draw:frame>
        <draw:frame presentation:style-name="pr2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ackage re</text:p>
          </draw:text-box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Use of range()</text:p>
          </draw:text-box>
        </draw:frame>
        <draw:frame presentation:style-name="pr2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24T16:11:26.706588964</dc:date>
    <meta:editing-duration>PT4H27M50S</meta:editing-duration>
    <meta:editing-cycles>33</meta:editing-cycles>
    <meta:generator>LibreOffice/6.0.7.3$Linux_X86_64 LibreOffice_project/00m0$Build-3</meta:generator>
    <meta:document-statistic meta:object-count="82"/>
  </office:meta>
</office:document-meta>
</file>